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4df7" officeooo:paragraph-rsid="001e4df7"/>
    </style:style>
    <style:style style:name="P2" style:family="paragraph" style:parent-style-name="Standard">
      <style:paragraph-properties fo:text-align="start" style:justify-single-word="false"/>
      <style:text-properties officeooo:rsid="001e4df7" officeooo:paragraph-rsid="001e4df7"/>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7" text:date-value="2021-06-21T13:57:34.593044612" text:fixed="true">06/21/21</text:date></text:p>
      <text:p text:style-name="Standard"/>
      <text:p text:style-name="P1">Why This Life?</text:p>
      <text:p text:style-name="P1">Kyle Eggleston</text:p>
      <text:p text:style-name="P1"/>
      <text:p text:style-name="P2"><text:tab/>Life comes at us without any kind of warning. We don’t know what’s going to happen most of the time. Yet here we are waiting for something good to come about. Something, anything, life has to allow it to become individualized somehow. But we don’t know exactly how any of that works. Does it have to work exactly? I don’t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1T13:57:15.226523502</meta:creation-date>
    <dc:date>2021-06-21T14:00:04.809578111</dc:date>
    <meta:editing-duration>PT2M50S</meta:editing-duration>
    <meta:editing-cycles>1</meta:editing-cycles>
    <meta:document-statistic meta:table-count="0" meta:image-count="0" meta:object-count="0" meta:page-count="1" meta:paragraph-count="4" meta:word-count="67" meta:character-count="364" meta:non-whitespace-character-count="300"/>
    <meta:generator>LibreOffice/6.0.7.3$Linux_X86_64 LibreOffice_project/00m0$Build-3</meta:generator>
  </office:meta>
</office:document-meta>
</file>